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Uczniowie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number-columns-repeated="1015" table:default-cell-style-name="ce9"/>
        <table:table-column table:style-name="co10" table:default-cell-style-name="Default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number-columns-repeated="1015" table:default-cell-style-name="ce9"/>
        <table:table-column table:style-name="co10" table:default-cell-style-name="Default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table:number-columns-repeated="1016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azaminy" table:base-cell-address="$Klasy.$A$1" table:cell-range-address="$Klasy.$A$1"/>
        <table:named-expression table:name="Klasa" table:base-cell-address="$Alfabetycznie.$A$1" table:expression="#REF!"/>
        <table:named-expression table:name="Klasy" table:base-cell-address="$Alfabetycznie.$A$1" table:expression="#REF!"/>
      </table:named-expressions>
      <table:database-ranges>
        <table:database-range table:name="__Anonymous_Sheet_DB__0" table:target-range-address="Uczniowie.A1:Uczniow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66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Egzaminy.A1:Egzaminy.I166">
          <table:sort table:target-range-address="Egzaminy.A1"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4" table:target-range-address="Płeć.A1:Płeć.H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H166" table:display-filter-buttons="true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.00.0000</text:date>, <text:time style:data-style-name="N2" text:time-value="13:21:23.21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8T13:28:16.071000000</dc:date>
    <meta:generator>LibreOffice/5.4.2.2$Windows_x86 LibreOffice_project/22b09f6418e8c2d508a9eaf86b2399209b0990f4</meta:generator>
    <meta:editing-duration>PT19M20S</meta:editing-duration>
    <meta:editing-cycles>8</meta:editing-cycles>
    <meta:document-statistic meta:table-count="6" meta:cell-count="861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